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common elementary school. Cream white exterior with black rooftops, big double glass door entrance preceded by a small staircase. </text:p>
      <text:p text:style-name="Standard"/>
      <text:p text:style-name="P1">Hallway, Floor 1 and 2</text:p>
      <text:p text:style-name="P2"/>
      <text:p text:style-name="P2">Jungle green floors with a large cream white stripe along the middle. <text:s/>Dark orange walls for that crisp clashing of colors, along with brown windowed doors into each of the two classrooms. Water fountain and toilets in the middle of x-wall, stairs up and down covering y-wall. Metal lockers along the walls. </text:p>
      <text:p text:style-name="P2">Interactive objects: Water fountain, toilet doors, classroom doors, sealed attic door (floor 2)</text:p>
      <text:p text:style-name="P2"/>
      <text:p text:style-name="P2">Water fountain inspect: "Water, the elixir of life."</text:p>
      <text:p text:style-name="P2">Water fountain interact: Water flows out for a second or two.</text:p>
      <text:p text:style-name="P1"/>
      <text:p text:style-name="P2">Toilet doors inspect (boys'): "I don't think I should go in there."</text:p>
      <text:p text:style-name="P2">Toilet doors inspect (girls'): "I REALLY don't think I should go in there."</text:p>
      <text:p text:style-name="P2">Toilet doors interact: "Your heart says yes, but your brain says no."</text:p>
      <text:p text:style-name="P2"/>
      <text:p text:style-name="P2">Classroom doors inspect: "I should be careful about teachers seeing me through the door windows. A middle-aged man sneaking around in a school raises suspicion, and I don't think my alibi of 'I'm here because a little girl told me to come' is going to hold up."</text:p>
      <text:p text:style-name="P2">Classroom doors interact (1): "You peek in. It's empty."</text:p>
      <text:p text:style-name="P2">Classroom doors interact (2): "You peek in. A young woman seems to be teaching math. You count at least three kids sleeping behind raised books."</text:p>
      <text:p text:style-name="P2">Classroom doors interact (3): "You peek in. A bunch of kindergarteners sit grouped around round tables and seem to be drawing."</text:p>
      <text:p text:style-name="P2">Classroom doors interact (4): "You peek in. A teacher is half-sitting on a windowpane, smoking through the opened window."</text:p>
      <text:p text:style-name="P2"/>
      <text:p text:style-name="P1">Attic</text:p>
      <text:p text:style-name="P1"><text:span text:style-name="T1"/></text:p>
      <text:p text:style-name="P1"><text:span text:style-name="T1">TODO.</text:span></text:p>
      <text:p text:style-name="P1"><text:span text:style-name="T1">Interactive objects:</text:span></text:p>
      <text:p text:style-name="P1"><text:span text:style-name="T1"/></text:p>
      <text:p text:style-name="P1">Basement</text:p>
      <text:p text:style-name="P1"><text:span text:style-name="T1"/></text:p>
      <text:p text:style-name="P1"><text:span text:style-name="T1">TODO.</text:span></text:p>
      <text:p text:style-name="P1"><text:span text:style-name="T1">Interactive object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6S</meta:editing-duration>
    <meta:editing-cycles>6</meta:editing-cycles>
    <meta:generator>LibreOffice/3.5$Windows_x86 LibreOffice_project/dc9775d-05ecbee-0851ad3-1586698-727bf66</meta:generator>
    <dc:date>2012-04-03T17:54:34.86</dc:date>
    <meta:document-statistic meta:table-count="0" meta:image-count="0" meta:object-count="0" meta:page-count="1" meta:paragraph-count="20" meta:word-count="275" meta:character-count="1655" meta:non-whitespace-character-count="1397"/>
    <meta:user-defined meta:name="Info 1"/>
    <meta:user-defined meta:name="Info 2"/>
    <meta:user-defined meta:name="Info 3"/>
    <meta:user-defined meta:name="Info 4"/>
  </office:meta>
</office:document-meta>
</file>